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6.694cm" table:align="left"/>
    </style:style>
    <style:style style:name="Tableau1.A" style:family="table-column">
      <style:table-column-properties style:column-width="4.895cm"/>
    </style:style>
    <style:style style:name="Tableau1.B" style:family="table-column">
      <style:table-column-properties style:column-width="1.799cm"/>
    </style:style>
    <style:style style:name="Tableau1.A1" style:family="table-cell">
      <style:table-cell-properties style:writing-mode="page"/>
    </style:style>
    <style:style style:name="P1" style:family="paragraph" style:parent-style-name="Standard">
      <style:text-properties officeooo:rsid="00173187" officeooo:paragraph-rsid="00173187"/>
    </style:style>
    <style:style style:name="P2" style:family="paragraph" style:parent-style-name="Standard">
      <style:text-properties officeooo:paragraph-rsid="0015dded"/>
    </style:style>
    <style:style style:name="P3" style:family="paragraph" style:parent-style-name="Standard">
      <style:text-properties officeooo:paragraph-rsid="00173187"/>
    </style:style>
    <style:style style:name="P4" style:family="paragraph" style:parent-style-name="Table_20_Contents">
      <style:text-properties officeooo:rsid="00173187" officeooo:paragraph-rsid="00173187"/>
    </style:style>
    <style:style style:name="P5" style:family="paragraph" style:parent-style-name="Table_20_Contents">
      <style:text-properties officeooo:rsid="00179c5e" officeooo:paragraph-rsid="00179c5e"/>
    </style:style>
    <style:style style:name="T1" style:family="text">
      <style:text-properties officeooo:rsid="0014ad84"/>
    </style:style>
    <style:style style:name="T2" style:family="text">
      <style:text-properties officeooo:rsid="00173187"/>
    </style:style>
    <style:style style:name="T3" style:family="text">
      <style:text-properties officeooo:rsid="0015dde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xamen Statistique bi-variée – Groupe <text:span text:style-name="T2">2</text:span> – 24 octobre 2021</text:p>
      <text:h text:style-name="Heading_20_1" text:outline-level="1">Méthode</text:h>
      <text:p text:style-name="P3">Vous avez</text:p>
      <text:p text:style-name="P3">- une source de données à <text:span text:style-name="T2">à récupérer sur internet à partir d’un lien et à</text:span> étudier sous l'aspect uni et bivariée.</text:p>
      <text:p text:style-name="P3">- <text:span text:style-name="T2">une deuxième source de données à étudier uniquement en bi-varié.</text:span></text:p>
      <text:p text:style-name="P3"><text:span text:style-name="T2">Dans votre rendu, i</text:span>l y a deux éléments : le <text:span text:style-name="T1">fichier texte et</text:span> le fichier tableu<text:span text:style-name="T2">r</text:span></text:p>
      <text:p text:style-name="P3"><text:span text:style-name="T1">Les deux fichiers sont</text:span> à déposer <text:span text:style-name="T2">sur le moodle ,</text:span>avec votre prénom et en format libre office</text:p>
      <text:p text:style-name="Standard">Imaginez que vous chercher à convaincre un tiers de l'intérêt de votre étude, donc attention à votre style et à la présentation de vos tableaux !</text:p>
      <text:h text:style-name="Heading_20_2" text:outline-level="2">Barêm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Élément</text:p>
          </table:table-cell>
          <table:table-cell table:style-name="Tableau1.A1" office:value-type="string">
            <text:p text:style-name="P4">Barème</text:p>
          </table:table-cell>
        </table:table-row>
        <table:table-row>
          <table:table-cell table:style-name="Tableau1.A1" office:value-type="string">
            <text:p text:style-name="P4">Soin</text:p>
          </table:table-cell>
          <table:table-cell table:style-name="Tableau1.A1" office:value-type="string">
            <text:p text:style-name="P4">4</text:p>
          </table:table-cell>
        </table:table-row>
        <table:table-row>
          <table:table-cell table:style-name="Tableau1.A1" office:value-type="string">
            <text:p text:style-name="P4">Univarié</text:p>
          </table:table-cell>
          <table:table-cell table:style-name="Tableau1.A1" office:value-type="string">
            <text:p text:style-name="P5">6</text:p>
          </table:table-cell>
        </table:table-row>
        <table:table-row>
          <table:table-cell table:style-name="Tableau1.A1" office:value-type="string">
            <text:p text:style-name="P4">Bi-varié première série</text:p>
          </table:table-cell>
          <table:table-cell table:style-name="Tableau1.A1" office:value-type="string">
            <text:p text:style-name="P5">6</text:p>
          </table:table-cell>
        </table:table-row>
        <table:table-row>
          <table:table-cell table:style-name="Tableau1.A1" office:value-type="string">
            <text:p text:style-name="P4">Bi varié deuxième série</text:p>
          </table:table-cell>
          <table:table-cell table:style-name="Tableau1.A1" office:value-type="string">
            <text:p text:style-name="P4">4</text:p>
          </table:table-cell>
        </table:table-row>
      </table:table>
      <text:h text:style-name="Heading_20_1" text:outline-level="1">Données</text:h>
      <text:p text:style-name="Standard">https://www.insee.fr/fr/statistiques/2012665</text:p>
      <text:h text:style-name="Heading_20_1" text:outline-level="1">Première approche</text:h>
      <text:p text:style-name="Standard">Expliquer les variables</text:p>
      <text:p text:style-name="Standard">De quel type sont les variables ? De quel type est le tableau ?</text:p>
      <text:p text:style-name="Standard">Télécharger les variables et les mettre en forme de façon à obtenir un tableau .csv</text:p>
      <text:h text:style-name="Heading_20_1" text:outline-level="1"><text:span text:style-name="T2">S</text:span>tatistique univariée</text:h>
      <text:p text:style-name="Standard">Etude de la variable <text:span text:style-name="T1">Céréales</text:span>. Caractériser la distribution avec les valeurs centrales</text:p>
      <text:p text:style-name="Standard">et celles de dispersion.</text:p>
      <text:p text:style-name="Standard">Faire un graphique des fréquences et commenter la distribution</text:p>
      <text:h text:style-name="Heading_20_1" text:outline-level="1">Statistique bi-variée</text:h>
      <text:h text:style-name="Heading_20_2" text:outline-level="2">Première série</text:h>
      <text:p text:style-name="Standard">Faut-il conserver <text:span text:style-name="T1">tou</text:span><text:span text:style-name="T2">tes les modalités</text:span><text:span text:style-name="T1"> de la variable « département »</text:span> ? Pourquoi ?</text:p>
      <text:p text:style-name="Standard">Faire l'analyse bi-variée de la donnée.</text:p>
      <text:h text:style-name="Heading_20_2" text:outline-level="2">Deuxième série</text:h>
      <text:p text:style-name="P2"><text:span text:style-name="T3">Récupérer le fichier disponible sur le </text:span><text:span text:style-name="T2">moodle</text:span><text:span text:style-name="T3"> et commencer à la traiter jusqu’au point vu en cours.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4T20:29:06.384702855</meta:creation-date>
    <meta:generator>LibreOffice/7.0.0.3$Windows_X86_64 LibreOffice_project/8061b3e9204bef6b321a21033174034a5e2ea88e</meta:generator>
    <dc:date>2021-10-25T11:56:48.901000000</dc:date>
    <meta:editing-duration>PT3M24S</meta:editing-duration>
    <meta:editing-cycles>3</meta:editing-cycles>
    <meta:document-statistic meta:table-count="1" meta:image-count="0" meta:object-count="0" meta:page-count="1" meta:paragraph-count="35" meta:word-count="225" meta:character-count="1347" meta:non-whitespace-character-count="1155"/>
  </office:meta>
</office:document-meta>
</file>